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0.737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1.831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3" table:number-rows-spanned="1">
            <text:p>Trace-ma-eb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3" table:number-rows-spanned="1">
            <text:p>Trace-tc-c</text:p>
          </table:table-cell>
          <table:covered-table-cell table:number-columns-repeated="2"/>
          <table:table-cell table:number-columns-repeated="2"/>
          <table:table-cell table:style-name="ce4" office:value-type="string">
            <text:p>sum of log</text:p>
          </table:table-cell>
        </table:table-row>
        <table:table-row table:style-name="ro1">
          <table:table-cell table:style-name="ce2" office:value-type="string">
            <text:p>rate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Log(1+throug.)</text:p>
          </table:table-cell>
          <table:table-cell table:style-name="ce3"/>
          <table:table-cell table:style-name="ce2" office:value-type="string">
            <text:p>rate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Log(1+throug.)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LN(1+[.C3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LN(1+[.H3])" office:value-type="float" office:value="0">
            <text:p>0</text:p>
          </table:table-cell>
          <table:table-cell/>
          <table:table-cell table:formula="of:=SUM([.D3];[.I3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4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formula="of:=LN(1+[.H4])" office:value-type="float" office:value="4.63472898822964">
            <text:p>4,63</text:p>
          </table:table-cell>
          <table:table-cell/>
          <table:table-cell table:formula="of:=SUM([.D4];[.I4])" office:value-type="float" office:value="4.63472898822964">
            <text:p>4,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5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table:formula="of:=LN(1+[.H5])" office:value-type="float" office:value="6.03787091992214">
            <text:p>6,04</text:p>
          </table:table-cell>
          <table:table-cell/>
          <table:table-cell table:formula="of:=SUM([.D5];[.I5])" office:value-type="float" office:value="6.03787091992214">
            <text:p>6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6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20">
            <text:p>1320</text:p>
          </table:table-cell>
          <table:table-cell table:formula="of:=LN(1+[.H6])" office:value-type="float" office:value="7.18614430452233">
            <text:p>7,19</text:p>
          </table:table-cell>
          <table:table-cell/>
          <table:table-cell table:formula="of:=SUM([.D6];[.I6])" office:value-type="float" office:value="7.18614430452233">
            <text:p>7,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7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10">
            <text:p>1810</text:p>
          </table:table-cell>
          <table:table-cell table:formula="of:=LN(1+[.H7])" office:value-type="float" office:value="7.50163445788341">
            <text:p>7,5</text:p>
          </table:table-cell>
          <table:table-cell/>
          <table:table-cell table:formula="of:=SUM([.D7];[.I7])" office:value-type="float" office:value="7.50163445788341">
            <text:p>7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8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030">
            <text:p>3030</text:p>
          </table:table-cell>
          <table:table-cell table:formula="of:=LN(1+[.H8])" office:value-type="float" office:value="8.0166478770578">
            <text:p>8,02</text:p>
          </table:table-cell>
          <table:table-cell/>
          <table:table-cell table:formula="of:=SUM([.D8];[.I8])" office:value-type="float" office:value="8.0166478770578">
            <text:p>8,0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9])"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660">
            <text:p>3660</text:p>
          </table:table-cell>
          <table:table-cell table:formula="of:=LN(1+[.H9])" office:value-type="float" office:value="8.20549161312024">
            <text:p>8,21</text:p>
          </table:table-cell>
          <table:table-cell/>
          <table:table-cell table:formula="of:=SUM([.D9];[.I9])" office:value-type="float" office:value="8.20549161312024">
            <text:p>8,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94">
            <text:p>594</text:p>
          </table:table-cell>
          <table:table-cell table:formula="of:=LN(1+[.C10])" office:value-type="float" office:value="6.38856140554563">
            <text:p>6,39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950">
            <text:p>3950</text:p>
          </table:table-cell>
          <table:table-cell table:formula="of:=LN(1+[.H10])" office:value-type="float" office:value="8.28172399041139">
            <text:p>8,28</text:p>
          </table:table-cell>
          <table:table-cell/>
          <table:table-cell table:formula="of:=SUM([.D10];[.I10])" office:value-type="float" office:value="14.670285395957">
            <text:p>14,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30">
            <text:p>1230</text:p>
          </table:table-cell>
          <table:table-cell table:formula="of:=LN(1+[.C11])" office:value-type="float" office:value="7.11558212618445">
            <text:p>7,12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40">
            <text:p>4040</text:p>
          </table:table-cell>
          <table:table-cell table:formula="of:=LN(1+[.H11])" office:value-type="float" office:value="8.30424746507847">
            <text:p>8,3</text:p>
          </table:table-cell>
          <table:table-cell/>
          <table:table-cell table:formula="of:=SUM([.D11];[.I11])" office:value-type="float" office:value="15.4198295912629">
            <text:p>15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table:formula="of:=LN(1+[.C12])" office:value-type="float" office:value="6.98564181763921">
            <text:p>6,99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960">
            <text:p>3960</text:p>
          </table:table-cell>
          <table:table-cell table:formula="of:=LN(1+[.H12])" office:value-type="float" office:value="8.28425179762192">
            <text:p>8,28</text:p>
          </table:table-cell>
          <table:table-cell/>
          <table:table-cell table:formula="of:=SUM([.D12];[.I12])" office:value-type="float" office:value="15.2698936152611">
            <text:p>15,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table:formula="of:=LN(1+[.C13])" office:value-type="float" office:value="7.45066079621154">
            <text:p>7,45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770">
            <text:p>3770</text:p>
          </table:table-cell>
          <table:table-cell table:formula="of:=LN(1+[.H13])" office:value-type="float" office:value="8.23509549725836">
            <text:p>8,24</text:p>
          </table:table-cell>
          <table:table-cell/>
          <table:table-cell table:formula="of:=SUM([.D13];[.I13])" office:value-type="float" office:value="15.6857562934699">
            <text:p>15,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60">
            <text:p>2660</text:p>
          </table:table-cell>
          <table:table-cell table:formula="of:=LN(1+[.C14])" office:value-type="float" office:value="7.88645727097769">
            <text:p>7,8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40">
            <text:p>4140</text:p>
          </table:table-cell>
          <table:table-cell table:formula="of:=LN(1+[.H14])" office:value-type="float" office:value="8.32869258354557">
            <text:p>8,33</text:p>
          </table:table-cell>
          <table:table-cell/>
          <table:table-cell table:formula="of:=SUM([.D14];[.I14])" office:value-type="float" office:value="16.2151498545233">
            <text:p>16,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530">
            <text:p>2530</text:p>
          </table:table-cell>
          <table:table-cell table:formula="of:=LN(1+[.C15])" office:value-type="float" office:value="7.83636976054512">
            <text:p>7,84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320">
            <text:p>4320</text:p>
          </table:table-cell>
          <table:table-cell table:formula="of:=LN(1+[.H15])" office:value-type="float" office:value="8.37124213593193">
            <text:p>8,37</text:p>
          </table:table-cell>
          <table:table-cell/>
          <table:table-cell table:formula="of:=SUM([.D15];[.I15])" office:value-type="float" office:value="16.2076118964771">
            <text:p>16,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500">
            <text:p>3500</text:p>
          </table:table-cell>
          <table:table-cell table:formula="of:=LN(1+[.C16])" office:value-type="float" office:value="8.16080392095467">
            <text:p>8,16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460">
            <text:p>4460</text:p>
          </table:table-cell>
          <table:table-cell table:formula="of:=LN(1+[.H16])" office:value-type="float" office:value="8.40312823512826">
            <text:p>8,4</text:p>
          </table:table-cell>
          <table:table-cell/>
          <table:table-cell table:formula="of:=SUM([.D16];[.I16])" office:value-type="float" office:value="16.5639321560829">
            <text:p>16,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040">
            <text:p>3040</text:p>
          </table:table-cell>
          <table:table-cell table:formula="of:=LN(1+[.C17])" office:value-type="float" office:value="8.01994168767737">
            <text:p>8,02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450">
            <text:p>4450</text:p>
          </table:table-cell>
          <table:table-cell table:formula="of:=LN(1+[.H17])" office:value-type="float" office:value="8.40088406901585">
            <text:p>8,4</text:p>
          </table:table-cell>
          <table:table-cell/>
          <table:table-cell table:formula="of:=SUM([.D17];[.I17])" office:value-type="float" office:value="16.4208257566932">
            <text:p>16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410">
            <text:p>3410</text:p>
          </table:table-cell>
          <table:table-cell table:formula="of:=LN(1+[.C18])" office:value-type="float" office:value="8.13476078241865">
            <text:p>8,13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560">
            <text:p>4560</text:p>
          </table:table-cell>
          <table:table-cell table:formula="of:=LN(1+[.H18])" office:value-type="float" office:value="8.4252971767117">
            <text:p>8,43</text:p>
          </table:table-cell>
          <table:table-cell/>
          <table:table-cell table:formula="of:=SUM([.D18];[.I18])" office:value-type="float" office:value="16.5600579591303">
            <text:p>16,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300">
            <text:p>3300</text:p>
          </table:table-cell>
          <table:table-cell table:formula="of:=LN(1+[.C19])" office:value-type="float" office:value="8.10198073185319">
            <text:p>8,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580">
            <text:p>4580</text:p>
          </table:table-cell>
          <table:table-cell table:formula="of:=LN(1+[.H19])" office:value-type="float" office:value="8.42967259388674">
            <text:p>8,43</text:p>
          </table:table-cell>
          <table:table-cell/>
          <table:table-cell table:formula="of:=SUM([.D19];[.I19])" office:value-type="float" office:value="16.5316533257399">
            <text:p>16,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390">
            <text:p>3390</text:p>
          </table:table-cell>
          <table:table-cell table:formula="of:=LN(1+[.C20])" office:value-type="float" office:value="8.12888014212564">
            <text:p>8,13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600">
            <text:p>4600</text:p>
          </table:table-cell>
          <table:table-cell table:formula="of:=LN(1+[.H20])" office:value-type="float" office:value="8.43402895015547">
            <text:p>8,43</text:p>
          </table:table-cell>
          <table:table-cell/>
          <table:table-cell table:formula="of:=SUM([.D20];[.I20])" office:value-type="float" office:value="16.5629090922811">
            <text:p>16,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170">
            <text:p>3170</text:p>
          </table:table-cell>
          <table:table-cell table:formula="of:=LN(1+[.C21])" office:value-type="float" office:value="8.06180227453835">
            <text:p>8,06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270">
            <text:p>4270</text:p>
          </table:table-cell>
          <table:table-cell table:formula="of:=LN(1+[.H21])" office:value-type="float" office:value="8.35960327084147">
            <text:p>8,36</text:p>
          </table:table-cell>
          <table:table-cell/>
          <table:table-cell table:formula="of:=SUM([.D21];[.I21])" office:value-type="float" office:value="16.4214055453798">
            <text:p>16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490">
            <text:p>3490</text:p>
          </table:table-cell>
          <table:table-cell table:formula="of:=LN(1+[.C22])" office:value-type="float" office:value="8.15794350710504">
            <text:p>8,16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650">
            <text:p>4650</text:p>
          </table:table-cell>
          <table:table-cell table:formula="of:=LN(1+[.H22])" office:value-type="float" office:value="8.4448375292241">
            <text:p>8,44</text:p>
          </table:table-cell>
          <table:table-cell/>
          <table:table-cell table:formula="of:=SUM([.D22];[.I22])" office:value-type="float" office:value="16.6027810363291">
            <text:p>16,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520">
            <text:p>3520</text:p>
          </table:table-cell>
          <table:table-cell table:formula="of:=LN(1+[.C23])" office:value-type="float" office:value="8.16650031915505">
            <text:p>8,17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260">
            <text:p>4260</text:p>
          </table:table-cell>
          <table:table-cell table:formula="of:=LN(1+[.H23])" office:value-type="float" office:value="8.35725915349991">
            <text:p>8,36</text:p>
          </table:table-cell>
          <table:table-cell/>
          <table:table-cell table:formula="of:=SUM([.D23];[.I23])" office:value-type="float" office:value="16.523759472655">
            <text:p>16,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860">
            <text:p>3860</text:p>
          </table:table-cell>
          <table:table-cell table:formula="of:=LN(1+[.C24])" office:value-type="float" office:value="8.25868149626424">
            <text:p>8,26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690">
            <text:p>4690</text:p>
          </table:table-cell>
          <table:table-cell table:formula="of:=LN(1+[.H24])" office:value-type="float" office:value="8.45340105832846">
            <text:p>8,45</text:p>
          </table:table-cell>
          <table:table-cell/>
          <table:table-cell table:formula="of:=SUM([.D24];[.I24])" office:value-type="float" office:value="16.7120825545927">
            <text:p>16,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630">
            <text:p>3630</text:p>
          </table:table-cell>
          <table:table-cell table:formula="of:=LN(1+[.C25])" office:value-type="float" office:value="8.19726337141434">
            <text:p>8,2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260">
            <text:p>4260</text:p>
          </table:table-cell>
          <table:table-cell table:formula="of:=LN(1+[.H25])" office:value-type="float" office:value="8.35725915349991">
            <text:p>8,36</text:p>
          </table:table-cell>
          <table:table-cell/>
          <table:table-cell table:formula="of:=SUM([.D25];[.I25])" office:value-type="float" office:value="16.5545225249142">
            <text:p>16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LN(1+[.C26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LN(1+[.H26])" office:value-type="float" office:value="0">
            <text:p>0</text:p>
          </table:table-cell>
          <table:table-cell/>
          <table:table-cell table:formula="of:=SUM([.D26];[.I26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27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27])" office:value-type="float" office:value="0">
            <text:p>0</text:p>
          </table:table-cell>
          <table:table-cell/>
          <table:table-cell table:formula="of:=SUM([.D27];[.I27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28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LN(1+[.H28])" office:value-type="float" office:value="3.66356164612965">
            <text:p>3,66</text:p>
          </table:table-cell>
          <table:table-cell/>
          <table:table-cell table:formula="of:=SUM([.D28];[.I28])" office:value-type="float" office:value="3.66356164612965">
            <text:p>3,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29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formula="of:=LN(1+[.H29])" office:value-type="float" office:value="4.00733318523247">
            <text:p>4,01</text:p>
          </table:table-cell>
          <table:table-cell/>
          <table:table-cell table:formula="of:=SUM([.D29];[.I29])" office:value-type="float" office:value="4.00733318523247">
            <text:p>4,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30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table:formula="of:=LN(1+[.H30])" office:value-type="float" office:value="5.73009978297357">
            <text:p>5,73</text:p>
          </table:table-cell>
          <table:table-cell/>
          <table:table-cell table:formula="of:=SUM([.D30];[.I30])" office:value-type="float" office:value="5.73009978297357">
            <text:p>5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31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90">
            <text:p>1690</text:p>
          </table:table-cell>
          <table:table-cell table:formula="of:=LN(1+[.H31])" office:value-type="float" office:value="7.43307534889858">
            <text:p>7,43</text:p>
          </table:table-cell>
          <table:table-cell/>
          <table:table-cell table:formula="of:=SUM([.D31];[.I31])" office:value-type="float" office:value="7.43307534889858">
            <text:p>7,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32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840">
            <text:p>3840</text:p>
          </table:table-cell>
          <table:table-cell table:formula="of:=LN(1+[.H32])" office:value-type="float" office:value="8.2534880283459">
            <text:p>8,25</text:p>
          </table:table-cell>
          <table:table-cell/>
          <table:table-cell table:formula="of:=SUM([.D32];[.I32])" office:value-type="float" office:value="8.2534880283459">
            <text:p>8,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33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010">
            <text:p>5010</text:p>
          </table:table-cell>
          <table:table-cell table:formula="of:=LN(1+[.H33])" office:value-type="float" office:value="8.51939077495972">
            <text:p>8,52</text:p>
          </table:table-cell>
          <table:table-cell/>
          <table:table-cell table:formula="of:=SUM([.D33];[.I33])" office:value-type="float" office:value="8.51939077495972">
            <text:p>8,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34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670">
            <text:p>5670</text:p>
          </table:table-cell>
          <table:table-cell table:formula="of:=LN(1+[.H34])" office:value-type="float" office:value="8.64312074801403">
            <text:p>8,64</text:p>
          </table:table-cell>
          <table:table-cell/>
          <table:table-cell table:formula="of:=SUM([.D34];[.I34])" office:value-type="float" office:value="8.64312074801403">
            <text:p>8,64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35])"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910">
            <text:p>5910</text:p>
          </table:table-cell>
          <table:table-cell table:formula="of:=LN(1+[.H35])" office:value-type="float" office:value="8.68457030082437">
            <text:p>8,68</text:p>
          </table:table-cell>
          <table:table-cell/>
          <table:table-cell table:formula="of:=SUM([.D35];[.I35])" office:value-type="float" office:value="8.68457030082437">
            <text:p>8,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36])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990">
            <text:p>5990</text:p>
          </table:table-cell>
          <table:table-cell table:formula="of:=LN(1+[.H36])" office:value-type="float" office:value="8.69801362208393">
            <text:p>8,7</text:p>
          </table:table-cell>
          <table:table-cell/>
          <table:table-cell table:formula="of:=SUM([.D36];[.I36])" office:value-type="float" office:value="8.69801362208393">
            <text:p>8,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05">
            <text:p>905</text:p>
          </table:table-cell>
          <table:table-cell table:formula="of:=LN(1+[.C37])" office:value-type="float" office:value="6.80903930604298">
            <text:p>6,8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160">
            <text:p>6160</text:p>
          </table:table-cell>
          <table:table-cell table:formula="of:=LN(1+[.H37])" office:value-type="float" office:value="8.72599438101457">
            <text:p>8,73</text:p>
          </table:table-cell>
          <table:table-cell/>
          <table:table-cell table:formula="of:=SUM([.D37];[.I37])" office:value-type="float" office:value="15.5350336870576">
            <text:p>15,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60">
            <text:p>1260</text:p>
          </table:table-cell>
          <table:table-cell table:formula="of:=LN(1+[.C38])" office:value-type="float" office:value="7.13966033596492">
            <text:p>7,14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350">
            <text:p>6350</text:p>
          </table:table-cell>
          <table:table-cell table:formula="of:=LN(1+[.H38])" office:value-type="float" office:value="8.75636755980297">
            <text:p>8,76</text:p>
          </table:table-cell>
          <table:table-cell/>
          <table:table-cell table:formula="of:=SUM([.D38];[.I38])" office:value-type="float" office:value="15.8960278957679">
            <text:p>15,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640">
            <text:p>2640</text:p>
          </table:table-cell>
          <table:table-cell table:formula="of:=LN(1+[.C39])" office:value-type="float" office:value="7.87891291229713">
            <text:p>7,88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550">
            <text:p>6550</text:p>
          </table:table-cell>
          <table:table-cell table:formula="of:=LN(1+[.H39])" office:value-type="float" office:value="8.78737298873188">
            <text:p>8,79</text:p>
          </table:table-cell>
          <table:table-cell/>
          <table:table-cell table:formula="of:=SUM([.D39];[.I39])" office:value-type="float" office:value="16.666285901029">
            <text:p>16,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440">
            <text:p>3440</text:p>
          </table:table-cell>
          <table:table-cell table:formula="of:=LN(1+[.C40])" office:value-type="float" office:value="8.14351740579748">
            <text:p>8,14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800">
            <text:p>6800</text:p>
          </table:table-cell>
          <table:table-cell table:formula="of:=LN(1+[.H40])" office:value-type="float" office:value="8.82482493917564">
            <text:p>8,82</text:p>
          </table:table-cell>
          <table:table-cell/>
          <table:table-cell table:formula="of:=SUM([.D40];[.I40])" office:value-type="float" office:value="16.9683423449731">
            <text:p>16,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320">
            <text:p>4320</text:p>
          </table:table-cell>
          <table:table-cell table:formula="of:=LN(1+[.C41])" office:value-type="float" office:value="8.37124213593193">
            <text:p>8,37</text:p>
          </table:table-cell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640">
            <text:p>6640</text:p>
          </table:table-cell>
          <table:table-cell table:formula="of:=LN(1+[.H41])" office:value-type="float" office:value="8.80101783354071">
            <text:p>8,8</text:p>
          </table:table-cell>
          <table:table-cell/>
          <table:table-cell table:formula="of:=SUM([.D41];[.I41])" office:value-type="float" office:value="17.1722599694726">
            <text:p>17,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970">
            <text:p>3970</text:p>
          </table:table-cell>
          <table:table-cell table:formula="of:=LN(1+[.C42])" office:value-type="float" office:value="8.28677323113125">
            <text:p>8,29</text:p>
          </table:table-cell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780">
            <text:p>6780</text:p>
          </table:table-cell>
          <table:table-cell table:formula="of:=LN(1+[.H42])" office:value-type="float" office:value="8.82187986268384">
            <text:p>8,82</text:p>
          </table:table-cell>
          <table:table-cell/>
          <table:table-cell table:formula="of:=SUM([.D42];[.I42])" office:value-type="float" office:value="17.1086530938151">
            <text:p>17,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180">
            <text:p>3180</text:p>
          </table:table-cell>
          <table:table-cell table:formula="of:=LN(1+[.C43])" office:value-type="float" office:value="8.06495089174914">
            <text:p>8,0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800">
            <text:p>6800</text:p>
          </table:table-cell>
          <table:table-cell table:formula="of:=LN(1+[.H43])" office:value-type="float" office:value="8.82482493917564">
            <text:p>8,82</text:p>
          </table:table-cell>
          <table:table-cell/>
          <table:table-cell table:formula="of:=SUM([.D43];[.I43])" office:value-type="float" office:value="16.8897758309248">
            <text:p>16,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970">
            <text:p>4970</text:p>
          </table:table-cell>
          <table:table-cell table:formula="of:=LN(1+[.C44])" office:value-type="float" office:value="8.51137630609467">
            <text:p>8,5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940">
            <text:p>6940</text:p>
          </table:table-cell>
          <table:table-cell table:formula="of:=LN(1+[.H44])" office:value-type="float" office:value="8.84520113533958">
            <text:p>8,85</text:p>
          </table:table-cell>
          <table:table-cell/>
          <table:table-cell table:formula="of:=SUM([.D44];[.I44])" office:value-type="float" office:value="17.3565774414343">
            <text:p>17,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370">
            <text:p>3370</text:p>
          </table:table-cell>
          <table:table-cell table:formula="of:=LN(1+[.C45])" office:value-type="float" office:value="8.12296471523406">
            <text:p>8,12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820">
            <text:p>6820</text:p>
          </table:table-cell>
          <table:table-cell table:formula="of:=LN(1+[.H45])" office:value-type="float" office:value="8.82776136765472">
            <text:p>8,83</text:p>
          </table:table-cell>
          <table:table-cell/>
          <table:table-cell table:formula="of:=SUM([.D45];[.I45])" office:value-type="float" office:value="16.9507260828888">
            <text:p>16,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260">
            <text:p>4260</text:p>
          </table:table-cell>
          <table:table-cell table:formula="of:=LN(1+[.C46])" office:value-type="float" office:value="8.35725915349991">
            <text:p>8,36</text:p>
          </table:table-cell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880">
            <text:p>6880</text:p>
          </table:table-cell>
          <table:table-cell table:formula="of:=LN(1+[.H46])" office:value-type="float" office:value="8.83651926920248">
            <text:p>8,84</text:p>
          </table:table-cell>
          <table:table-cell/>
          <table:table-cell table:formula="of:=SUM([.D46];[.I46])" office:value-type="float" office:value="17.1937784227024">
            <text:p>17,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930">
            <text:p>4930</text:p>
          </table:table-cell>
          <table:table-cell table:formula="of:=LN(1+[.C47])" office:value-type="float" office:value="8.50329708622413">
            <text:p>8,5</text:p>
          </table:table-cell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030">
            <text:p>7030</text:p>
          </table:table-cell>
          <table:table-cell table:formula="of:=LN(1+[.H47])" office:value-type="float" office:value="8.85808422219916">
            <text:p>8,86</text:p>
          </table:table-cell>
          <table:table-cell/>
          <table:table-cell table:formula="of:=SUM([.D47];[.I47])" office:value-type="float" office:value="17.3613813084233">
            <text:p>17,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990">
            <text:p>4990</text:p>
          </table:table-cell>
          <table:table-cell table:formula="of:=LN(1+[.C48])" office:value-type="float" office:value="8.51539156946961">
            <text:p>8,52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980">
            <text:p>6980</text:p>
          </table:table-cell>
          <table:table-cell table:formula="of:=LN(1+[.H48])" office:value-type="float" office:value="8.8509474519704">
            <text:p>8,85</text:p>
          </table:table-cell>
          <table:table-cell/>
          <table:table-cell table:formula="of:=SUM([.D48];[.I48])" office:value-type="float" office:value="17.36633902144">
            <text:p>17,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LN(1+[.C49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LN(1+[.H49])" office:value-type="float" office:value="0">
            <text:p>0</text:p>
          </table:table-cell>
          <table:table-cell/>
          <table:table-cell table:formula="of:=SUM([.D49];[.I49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50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50])" office:value-type="float" office:value="0">
            <text:p>0</text:p>
          </table:table-cell>
          <table:table-cell/>
          <table:table-cell table:formula="of:=SUM([.D50];[.I50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51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table:formula="of:=LN(1+[.H51])" office:value-type="float" office:value="6.76041469108343">
            <text:p>6,76</text:p>
          </table:table-cell>
          <table:table-cell/>
          <table:table-cell table:formula="of:=SUM([.D51];[.I51])" office:value-type="float" office:value="6.76041469108343">
            <text:p>6,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52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50">
            <text:p>1650</text:p>
          </table:table-cell>
          <table:table-cell table:formula="of:=LN(1+[.H52])" office:value-type="float" office:value="7.40913644392013">
            <text:p>7,41</text:p>
          </table:table-cell>
          <table:table-cell/>
          <table:table-cell table:formula="of:=SUM([.D52];[.I52])" office:value-type="float" office:value="7.40913644392013">
            <text:p>7,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53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280">
            <text:p>3280</text:p>
          </table:table-cell>
          <table:table-cell table:formula="of:=LN(1+[.H53])" office:value-type="float" office:value="8.0959035329611">
            <text:p>8,1</text:p>
          </table:table-cell>
          <table:table-cell/>
          <table:table-cell table:formula="of:=SUM([.D53];[.I53])" office:value-type="float" office:value="8.0959035329611">
            <text:p>8,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54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430">
            <text:p>5430</text:p>
          </table:table-cell>
          <table:table-cell table:formula="of:=LN(1+[.H54])" office:value-type="float" office:value="8.59987855803485">
            <text:p>8,6</text:p>
          </table:table-cell>
          <table:table-cell/>
          <table:table-cell table:formula="of:=SUM([.D54];[.I54])" office:value-type="float" office:value="8.59987855803485">
            <text:p>8,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55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050">
            <text:p>6050</text:p>
          </table:table-cell>
          <table:table-cell table:formula="of:=LN(1+[.H55])" office:value-type="float" office:value="8.70797882662232">
            <text:p>8,71</text:p>
          </table:table-cell>
          <table:table-cell/>
          <table:table-cell table:formula="of:=SUM([.D55];[.I55])" office:value-type="float" office:value="8.70797882662232">
            <text:p>8,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56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580">
            <text:p>6580</text:p>
          </table:table-cell>
          <table:table-cell table:formula="of:=LN(1+[.H56])" office:value-type="float" office:value="8.79194198845612">
            <text:p>8,79</text:p>
          </table:table-cell>
          <table:table-cell/>
          <table:table-cell table:formula="of:=SUM([.D56];[.I56])" office:value-type="float" office:value="8.79194198845612">
            <text:p>8,7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57])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250">
            <text:p>7250</text:p>
          </table:table-cell>
          <table:table-cell table:formula="of:=LN(1+[.H57])" office:value-type="float" office:value="8.88889466937159">
            <text:p>8,89</text:p>
          </table:table-cell>
          <table:table-cell/>
          <table:table-cell table:formula="of:=SUM([.D57];[.I57])" office:value-type="float" office:value="8.88889466937159">
            <text:p>8,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06">
            <text:p>206</text:p>
          </table:table-cell>
          <table:table-cell table:formula="of:=LN(1+[.C58])" office:value-type="float" office:value="5.33271879326537">
            <text:p>5,33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250">
            <text:p>7250</text:p>
          </table:table-cell>
          <table:table-cell table:formula="of:=LN(1+[.H58])" office:value-type="float" office:value="8.88889466937159">
            <text:p>8,89</text:p>
          </table:table-cell>
          <table:table-cell/>
          <table:table-cell table:formula="of:=SUM([.D58];[.I58])" office:value-type="float" office:value="14.221613462637">
            <text:p>14,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10">
            <text:p>1710</text:p>
          </table:table-cell>
          <table:table-cell table:formula="of:=LN(1+[.C59])" office:value-type="float" office:value="7.44483327389219">
            <text:p>7,44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940">
            <text:p>7940</text:p>
          </table:table-cell>
          <table:table-cell table:formula="of:=LN(1+[.H59])" office:value-type="float" office:value="8.97979449089521">
            <text:p>8,98</text:p>
          </table:table-cell>
          <table:table-cell/>
          <table:table-cell table:formula="of:=SUM([.D59];[.I59])" office:value-type="float" office:value="16.4246277647874">
            <text:p>16,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890">
            <text:p>3890</text:p>
          </table:table-cell>
          <table:table-cell table:formula="of:=LN(1+[.C60])" office:value-type="float" office:value="8.26642147298455">
            <text:p>8,27</text:p>
          </table:table-cell>
          <table:table-cell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040">
            <text:p>8040</text:p>
          </table:table-cell>
          <table:table-cell table:formula="of:=LN(1+[.H60])" office:value-type="float" office:value="8.99230873254815">
            <text:p>8,99</text:p>
          </table:table-cell>
          <table:table-cell/>
          <table:table-cell table:formula="of:=SUM([.D60];[.I60])" office:value-type="float" office:value="17.2587302055327">
            <text:p>17,26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3960">
            <text:p>3960</text:p>
          </table:table-cell>
          <table:table-cell table:formula="of:=LN(1+[.C61])" office:value-type="float" office:value="8.28425179762192">
            <text:p>8,2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8230">
            <text:p>8230</text:p>
          </table:table-cell>
          <table:table-cell table:formula="of:=LN(1+[.H61])" office:value-type="float" office:value="9.01566279297265">
            <text:p>9,02</text:p>
          </table:table-cell>
          <table:table-cell/>
          <table:table-cell table:formula="of:=SUM([.D61];[.I61])" office:value-type="float" office:value="17.2999145905946">
            <text:p>17,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550">
            <text:p>4550</text:p>
          </table:table-cell>
          <table:table-cell table:formula="of:=LN(1+[.C62])" office:value-type="float" office:value="8.42310226801664">
            <text:p>8,42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470">
            <text:p>8470</text:p>
          </table:table-cell>
          <table:table-cell table:formula="of:=LN(1+[.H62])" office:value-type="float" office:value="9.04440384443155">
            <text:p>9,04</text:p>
          </table:table-cell>
          <table:table-cell/>
          <table:table-cell table:formula="of:=SUM([.D62];[.I62])" office:value-type="float" office:value="17.4675061124482">
            <text:p>17,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500">
            <text:p>5500</text:p>
          </table:table-cell>
          <table:table-cell table:formula="of:=LN(1+[.C63])" office:value-type="float" office:value="8.61268517287546">
            <text:p>8,61</text:p>
          </table:table-cell>
          <table:table-cell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440">
            <text:p>8440</text:p>
          </table:table-cell>
          <table:table-cell table:formula="of:=LN(1+[.H63])" office:value-type="float" office:value="9.04085606398372">
            <text:p>9,04</text:p>
          </table:table-cell>
          <table:table-cell/>
          <table:table-cell table:formula="of:=SUM([.D63];[.I63])" office:value-type="float" office:value="17.6535412368592">
            <text:p>17,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950">
            <text:p>5950</text:p>
          </table:table-cell>
          <table:table-cell table:formula="of:=LN(1+[.C64])" office:value-type="float" office:value="8.69131455164485">
            <text:p>8,69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640">
            <text:p>8640</text:p>
          </table:table-cell>
          <table:table-cell table:formula="of:=LN(1+[.H64])" office:value-type="float" office:value="9.0642735958414">
            <text:p>9,06</text:p>
          </table:table-cell>
          <table:table-cell/>
          <table:table-cell table:formula="of:=SUM([.D64];[.I64])" office:value-type="float" office:value="17.7555881474863">
            <text:p>17,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130">
            <text:p>6130</text:p>
          </table:table-cell>
          <table:table-cell table:formula="of:=LN(1+[.C65])" office:value-type="float" office:value="8.72111314776269">
            <text:p>8,72</text:p>
          </table:table-cell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570">
            <text:p>8570</text:p>
          </table:table-cell>
          <table:table-cell table:formula="of:=LN(1+[.H65])" office:value-type="float" office:value="9.05613969089888">
            <text:p>9,06</text:p>
          </table:table-cell>
          <table:table-cell/>
          <table:table-cell table:formula="of:=SUM([.D65];[.I65])" office:value-type="float" office:value="17.7772528386616">
            <text:p>17,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450">
            <text:p>6450</text:p>
          </table:table-cell>
          <table:table-cell table:formula="of:=LN(1+[.C66])" office:value-type="float" office:value="8.77199043653224">
            <text:p>8,77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040">
            <text:p>8040</text:p>
          </table:table-cell>
          <table:table-cell table:formula="of:=LN(1+[.H66])" office:value-type="float" office:value="8.99230873254815">
            <text:p>8,99</text:p>
          </table:table-cell>
          <table:table-cell/>
          <table:table-cell table:formula="of:=SUM([.D66];[.I66])" office:value-type="float" office:value="17.7642991690804">
            <text:p>17,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130">
            <text:p>7130</text:p>
          </table:table-cell>
          <table:table-cell table:formula="of:=LN(1+[.C67])" office:value-type="float" office:value="8.8722067560283">
            <text:p>8,87</text:p>
          </table:table-cell>
          <table:table-cell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8970">
            <text:p>8970</text:p>
          </table:table-cell>
          <table:table-cell table:formula="of:=LN(1+[.H67])" office:value-type="float" office:value="9.10175243155928">
            <text:p>9,1</text:p>
          </table:table-cell>
          <table:table-cell/>
          <table:table-cell table:formula="of:=SUM([.D67];[.I67])" office:value-type="float" office:value="17.9739591875876">
            <text:p>17,9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120">
            <text:p>7120</text:p>
          </table:table-cell>
          <table:table-cell table:formula="of:=LN(1+[.C68])" office:value-type="float" office:value="8.87080344398212">
            <text:p>8,87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9200">
            <text:p>9200</text:p>
          </table:table-cell>
          <table:table-cell table:formula="of:=LN(1+[.H68])" office:value-type="float" office:value="9.12706745278236">
            <text:p>9,13</text:p>
          </table:table-cell>
          <table:table-cell/>
          <table:table-cell table:formula="of:=SUM([.D68];[.I68])" office:value-type="float" office:value="17.9978708967645">
            <text:p>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600">
            <text:p>6600</text:p>
          </table:table-cell>
          <table:table-cell table:formula="of:=LN(1+[.C69])" office:value-type="float" office:value="8.79497643168877">
            <text:p>8,79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010">
            <text:p>9010</text:p>
          </table:table-cell>
          <table:table-cell table:formula="of:=LN(1+[.H69])" office:value-type="float" office:value="9.10620133223504">
            <text:p>9,11</text:p>
          </table:table-cell>
          <table:table-cell/>
          <table:table-cell table:formula="of:=SUM([.D69];[.I69])" office:value-type="float" office:value="17.9011777639238">
            <text:p>17,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7170">
            <text:p>7170</text:p>
          </table:table-cell>
          <table:table-cell table:formula="of:=LN(1+[.C70])" office:value-type="float" office:value="8.87780039388258">
            <text:p>8,88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7480">
            <text:p>7480</text:p>
          </table:table-cell>
          <table:table-cell table:formula="of:=LN(1+[.H70])" office:value-type="float" office:value="8.9201217518724">
            <text:p>8,92</text:p>
          </table:table-cell>
          <table:table-cell/>
          <table:table-cell table:formula="of:=SUM([.D70];[.I70])" office:value-type="float" office:value="17.797922145755">
            <text:p>17,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7250">
            <text:p>7250</text:p>
          </table:table-cell>
          <table:table-cell table:formula="of:=LN(1+[.C71])" office:value-type="float" office:value="8.88889466937159">
            <text:p>8,89</text:p>
          </table:table-cell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090">
            <text:p>9090</text:p>
          </table:table-cell>
          <table:table-cell table:formula="of:=LN(1+[.H71])" office:value-type="float" office:value="9.11504019212186">
            <text:p>9,12</text:p>
          </table:table-cell>
          <table:table-cell/>
          <table:table-cell table:formula="of:=SUM([.D71];[.I71])" office:value-type="float" office:value="18.0039348614935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f:=LN(1+[.C72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formula="of:=LN(1+[.H72])" office:value-type="float" office:value="0">
            <text:p>0</text:p>
          </table:table-cell>
          <table:table-cell/>
          <table:table-cell table:formula="of:=SUM([.D72];[.I72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73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73])" office:value-type="float" office:value="0">
            <text:p>0</text:p>
          </table:table-cell>
          <table:table-cell/>
          <table:table-cell table:formula="of:=SUM([.D73];[.I73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74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H74])" office:value-type="float" office:value="0">
            <text:p>0</text:p>
          </table:table-cell>
          <table:table-cell/>
          <table:table-cell table:formula="of:=SUM([.D74];[.I74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75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H75])" office:value-type="float" office:value="0">
            <text:p>0</text:p>
          </table:table-cell>
          <table:table-cell/>
          <table:table-cell table:formula="of:=SUM([.D75];[.I75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76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H76])" office:value-type="float" office:value="0">
            <text:p>0</text:p>
          </table:table-cell>
          <table:table-cell/>
          <table:table-cell table:formula="of:=SUM([.D76];[.I76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77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table:formula="of:=LN(1+[.H77])" office:value-type="float" office:value="5.8636311755981">
            <text:p>5,86</text:p>
          </table:table-cell>
          <table:table-cell/>
          <table:table-cell table:formula="of:=SUM([.D77];[.I77])" office:value-type="float" office:value="5.8636311755981">
            <text:p>5,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78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520">
            <text:p>3520</text:p>
          </table:table-cell>
          <table:table-cell table:formula="of:=LN(1+[.H78])" office:value-type="float" office:value="8.16650031915505">
            <text:p>8,17</text:p>
          </table:table-cell>
          <table:table-cell/>
          <table:table-cell table:formula="of:=SUM([.D78];[.I78])" office:value-type="float" office:value="8.16650031915505">
            <text:p>8,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79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210">
            <text:p>9210</text:p>
          </table:table-cell>
          <table:table-cell table:formula="of:=LN(1+[.H79])" office:value-type="float" office:value="9.12815370098824">
            <text:p>9,13</text:p>
          </table:table-cell>
          <table:table-cell/>
          <table:table-cell table:formula="of:=SUM([.D79];[.I79])" office:value-type="float" office:value="9.12815370098824">
            <text:p>9,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80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700">
            <text:p>9700</text:p>
          </table:table-cell>
          <table:table-cell table:formula="of:=LN(1+[.H80])" office:value-type="float" office:value="9.17998425196128">
            <text:p>9,18</text:p>
          </table:table-cell>
          <table:table-cell/>
          <table:table-cell table:formula="of:=SUM([.D80];[.I80])" office:value-type="float" office:value="9.17998425196128">
            <text:p>9,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81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300">
            <text:p>10300</text:p>
          </table:table-cell>
          <table:table-cell table:formula="of:=LN(1+[.H81])" office:value-type="float" office:value="9.23999625688369">
            <text:p>9,24</text:p>
          </table:table-cell>
          <table:table-cell/>
          <table:table-cell table:formula="of:=SUM([.D81];[.I81])" office:value-type="float" office:value="9.23999625688369">
            <text:p>9,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82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400">
            <text:p>10400</text:p>
          </table:table-cell>
          <table:table-cell table:formula="of:=LN(1+[.H82])" office:value-type="float" office:value="9.24965723435313">
            <text:p>9,25</text:p>
          </table:table-cell>
          <table:table-cell/>
          <table:table-cell table:formula="of:=SUM([.D82];[.I82])" office:value-type="float" office:value="9.24965723435313">
            <text:p>9,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C83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1900">
            <text:p>11900</text:p>
          </table:table-cell>
          <table:table-cell table:formula="of:=LN(1+[.H83])" office:value-type="float" office:value="9.38437770918244">
            <text:p>9,38</text:p>
          </table:table-cell>
          <table:table-cell/>
          <table:table-cell table:formula="of:=SUM([.D83];[.I83])" office:value-type="float" office:value="9.38437770918244">
            <text:p>9,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C84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2000">
            <text:p>12000</text:p>
          </table:table-cell>
          <table:table-cell table:formula="of:=LN(1+[.H84])" office:value-type="float" office:value="9.39274525863144">
            <text:p>9,39</text:p>
          </table:table-cell>
          <table:table-cell/>
          <table:table-cell table:formula="of:=SUM([.D84];[.I84])" office:value-type="float" office:value="9.39274525863144">
            <text:p>9,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C85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400">
            <text:p>12400</text:p>
          </table:table-cell>
          <table:table-cell table:formula="of:=LN(1+[.H85])" office:value-type="float" office:value="9.42553239350277">
            <text:p>9,43</text:p>
          </table:table-cell>
          <table:table-cell/>
          <table:table-cell table:formula="of:=SUM([.D85];[.I85])" office:value-type="float" office:value="9.42553239350277">
            <text:p>9,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C86]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700">
            <text:p>12700</text:p>
          </table:table-cell>
          <table:table-cell table:formula="of:=LN(1+[.H86])" office:value-type="float" office:value="9.44943600950432">
            <text:p>9,45</text:p>
          </table:table-cell>
          <table:table-cell/>
          <table:table-cell table:formula="of:=SUM([.D86];[.I86])" office:value-type="float" office:value="9.44943600950432">
            <text:p>9,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LN(1+[.C87])" office:value-type="float" office:value="4.27666611901606">
            <text:p>4,28</text:p>
          </table:table-cell>
          <table:table-cell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300">
            <text:p>12300</text:p>
          </table:table-cell>
          <table:table-cell table:formula="of:=LN(1+[.H87])" office:value-type="float" office:value="9.41743583886879">
            <text:p>9,42</text:p>
          </table:table-cell>
          <table:table-cell/>
          <table:table-cell table:formula="of:=SUM([.D87];[.I87])" office:value-type="float" office:value="13.6941019578848">
            <text:p>13,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00">
            <text:p>2500</text:p>
          </table:table-cell>
          <table:table-cell table:formula="of:=LN(1+[.C88])" office:value-type="float" office:value="7.82444593087762">
            <text:p>7,82</text:p>
          </table:table-cell>
          <table:table-cell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800">
            <text:p>12800</text:p>
          </table:table-cell>
          <table:table-cell table:formula="of:=LN(1+[.H88])" office:value-type="float" office:value="9.45727857185611">
            <text:p>9,46</text:p>
          </table:table-cell>
          <table:table-cell/>
          <table:table-cell table:formula="of:=SUM([.D88];[.I88])" office:value-type="float" office:value="17.2817245027337">
            <text:p>17,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60">
            <text:p>5760</text:p>
          </table:table-cell>
          <table:table-cell table:formula="of:=LN(1+[.C89])" office:value-type="float" office:value="8.65886634973238">
            <text:p>8,66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800">
            <text:p>12800</text:p>
          </table:table-cell>
          <table:table-cell table:formula="of:=LN(1+[.H89])" office:value-type="float" office:value="9.45727857185611">
            <text:p>9,46</text:p>
          </table:table-cell>
          <table:table-cell/>
          <table:table-cell table:formula="of:=SUM([.D89];[.I89])" office:value-type="float" office:value="18.1161449215885">
            <text:p>18,12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float" office:value="7110">
            <text:p>7110</text:p>
          </table:table-cell>
          <table:table-cell table:formula="of:=LN(1+[.C90])" office:value-type="float" office:value="8.86939815988352">
            <text:p>8,87</text:p>
          </table:table-cell>
          <table:table-cell/>
          <table:table-cell table:number-columns-repeated="2" office:value-type="float" office:value="18">
            <text:p>18</text:p>
          </table:table-cell>
          <table:table-cell office:value-type="float" office:value="11900">
            <text:p>11900</text:p>
          </table:table-cell>
          <table:table-cell table:formula="of:=LN(1+[.H90])" office:value-type="float" office:value="9.38437770918244">
            <text:p>9,38</text:p>
          </table:table-cell>
          <table:table-cell/>
          <table:table-cell table:formula="of:=SUM([.D90];[.I90])" office:value-type="float" office:value="18.253775869066">
            <text:p>18,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740">
            <text:p>7740</text:p>
          </table:table-cell>
          <table:table-cell table:formula="of:=LN(1+[.C91])" office:value-type="float" office:value="8.95428615720471">
            <text:p>8,95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formula="of:=LN(1+[.H91])" office:value-type="float" office:value="9.46506010672514">
            <text:p>9,47</text:p>
          </table:table-cell>
          <table:table-cell/>
          <table:table-cell table:formula="of:=SUM([.D91];[.I91])" office:value-type="float" office:value="18.4193462639299">
            <text:p>18,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560">
            <text:p>9560</text:p>
          </table:table-cell>
          <table:table-cell table:formula="of:=LN(1+[.C92])" office:value-type="float" office:value="9.16544760308545">
            <text:p>9,17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300">
            <text:p>13300</text:p>
          </table:table-cell>
          <table:table-cell table:formula="of:=LN(1+[.H92])" office:value-type="float" office:value="9.4955944993533">
            <text:p>9,5</text:p>
          </table:table-cell>
          <table:table-cell/>
          <table:table-cell table:formula="of:=SUM([.D92];[.I92])" office:value-type="float" office:value="18.6610421024387">
            <text:p>18,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9670">
            <text:p>9670</text:p>
          </table:table-cell>
          <table:table-cell table:formula="of:=LN(1+[.C93])" office:value-type="float" office:value="9.17688699571696">
            <text:p>9,18</text:p>
          </table:table-cell>
          <table:table-cell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3100">
            <text:p>13100</text:p>
          </table:table-cell>
          <table:table-cell table:formula="of:=LN(1+[.H93])" office:value-type="float" office:value="9.48044384215367">
            <text:p>9,48</text:p>
          </table:table-cell>
          <table:table-cell/>
          <table:table-cell table:formula="of:=SUM([.D93];[.I93])" office:value-type="float" office:value="18.6573308378706">
            <text:p>18,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700">
            <text:p>10700</text:p>
          </table:table-cell>
          <table:table-cell table:formula="of:=LN(1+[.C94])" office:value-type="float" office:value="9.278092474027">
            <text:p>9,28</text:p>
          </table:table-cell>
          <table:table-cell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200">
            <text:p>13200</text:p>
          </table:table-cell>
          <table:table-cell table:formula="of:=LN(1+[.H94])" office:value-type="float" office:value="9.48804786328076">
            <text:p>9,49</text:p>
          </table:table-cell>
          <table:table-cell/>
          <table:table-cell table:formula="of:=SUM([.D94];[.I94])" office:value-type="float" office:value="18.7661403373078">
            <text:p>18,7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formula="of:=LN(1+[.C9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formula="of:=LN(1+[.H95])" office:value-type="float" office:value="0">
            <text:p>0</text:p>
          </table:table-cell>
          <table:table-cell/>
          <table:table-cell table:formula="of:=SUM([.D95];[.I95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96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96])" office:value-type="float" office:value="0">
            <text:p>0</text:p>
          </table:table-cell>
          <table:table-cell/>
          <table:table-cell table:formula="of:=SUM([.D96];[.I96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97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H97])" office:value-type="float" office:value="0">
            <text:p>0</text:p>
          </table:table-cell>
          <table:table-cell/>
          <table:table-cell table:formula="of:=SUM([.D97];[.I97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98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H98])" office:value-type="float" office:value="0">
            <text:p>0</text:p>
          </table:table-cell>
          <table:table-cell/>
          <table:table-cell table:formula="of:=SUM([.D98];[.I98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99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H99])" office:value-type="float" office:value="0">
            <text:p>0</text:p>
          </table:table-cell>
          <table:table-cell/>
          <table:table-cell table:formula="of:=SUM([.D99];[.I99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100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H100])" office:value-type="float" office:value="0">
            <text:p>0</text:p>
          </table:table-cell>
          <table:table-cell/>
          <table:table-cell table:formula="of:=SUM([.D100];[.I100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101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H101])" office:value-type="float" office:value="0">
            <text:p>0</text:p>
          </table:table-cell>
          <table:table-cell/>
          <table:table-cell table:formula="of:=SUM([.D101];[.I101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102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H102])" office:value-type="float" office:value="0">
            <text:p>0</text:p>
          </table:table-cell>
          <table:table-cell/>
          <table:table-cell table:formula="of:=SUM([.D102];[.I102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103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H103])" office:value-type="float" office:value="0">
            <text:p>0</text:p>
          </table:table-cell>
          <table:table-cell/>
          <table:table-cell table:formula="of:=SUM([.D103];[.I103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104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600">
            <text:p>2600</text:p>
          </table:table-cell>
          <table:table-cell table:formula="of:=LN(1+[.H104])" office:value-type="float" office:value="7.86365126544865">
            <text:p>7,86</text:p>
          </table:table-cell>
          <table:table-cell/>
          <table:table-cell table:formula="of:=SUM([.D104];[.I104])" office:value-type="float" office:value="7.86365126544865">
            <text:p>7,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105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0800">
            <text:p>10800</text:p>
          </table:table-cell>
          <table:table-cell table:formula="of:=LN(1+[.H105])" office:value-type="float" office:value="9.28739400141847">
            <text:p>9,29</text:p>
          </table:table-cell>
          <table:table-cell/>
          <table:table-cell table:formula="of:=SUM([.D105];[.I105])" office:value-type="float" office:value="9.28739400141847">
            <text:p>9,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C106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100">
            <text:p>13100</text:p>
          </table:table-cell>
          <table:table-cell table:formula="of:=LN(1+[.H106])" office:value-type="float" office:value="9.48044384215367">
            <text:p>9,48</text:p>
          </table:table-cell>
          <table:table-cell/>
          <table:table-cell table:formula="of:=SUM([.D106];[.I106])" office:value-type="float" office:value="9.48044384215367">
            <text:p>9,4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C107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300">
            <text:p>14300</text:p>
          </table:table-cell>
          <table:table-cell table:formula="of:=LN(1+[.H107])" office:value-type="float" office:value="9.56808474387294">
            <text:p>9,57</text:p>
          </table:table-cell>
          <table:table-cell/>
          <table:table-cell table:formula="of:=SUM([.D107];[.I107])" office:value-type="float" office:value="9.56808474387294">
            <text:p>9,5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C108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3900">
            <text:p>13900</text:p>
          </table:table-cell>
          <table:table-cell table:formula="of:=LN(1+[.H108])" office:value-type="float" office:value="9.53971605897709">
            <text:p>9,54</text:p>
          </table:table-cell>
          <table:table-cell/>
          <table:table-cell table:formula="of:=SUM([.D108];[.I108])" office:value-type="float" office:value="9.53971605897709">
            <text:p>9,5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C109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600">
            <text:p>15600</text:p>
          </table:table-cell>
          <table:table-cell table:formula="of:=LN(1+[.H109])" office:value-type="float" office:value="9.65509029374725">
            <text:p>9,66</text:p>
          </table:table-cell>
          <table:table-cell/>
          <table:table-cell table:formula="of:=SUM([.D109];[.I109])" office:value-type="float" office:value="9.65509029374725">
            <text:p>9,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C110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5600">
            <text:p>15600</text:p>
          </table:table-cell>
          <table:table-cell table:formula="of:=LN(1+[.H110])" office:value-type="float" office:value="9.65509029374725">
            <text:p>9,66</text:p>
          </table:table-cell>
          <table:table-cell/>
          <table:table-cell table:formula="of:=SUM([.D110];[.I110])" office:value-type="float" office:value="9.65509029374725">
            <text:p>9,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LN(1+[.C111])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6400">
            <text:p>16400</text:p>
          </table:table-cell>
          <table:table-cell table:formula="of:=LN(1+[.H111])" office:value-type="float" office:value="9.70509758756311">
            <text:p>9,71</text:p>
          </table:table-cell>
          <table:table-cell/>
          <table:table-cell table:formula="of:=SUM([.D111];[.I111])" office:value-type="float" office:value="9.70509758756311">
            <text:p>9,7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63">
            <text:p>563</text:p>
          </table:table-cell>
          <table:table-cell table:formula="of:=LN(1+[.C112])" office:value-type="float" office:value="6.33505425149806">
            <text:p>6,34</text:p>
          </table:table-cell>
          <table:table-cell/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6400">
            <text:p>16400</text:p>
          </table:table-cell>
          <table:table-cell table:formula="of:=LN(1+[.H112])" office:value-type="float" office:value="9.70509758756311">
            <text:p>9,71</text:p>
          </table:table-cell>
          <table:table-cell/>
          <table:table-cell table:formula="of:=SUM([.D112];[.I112])" office:value-type="float" office:value="16.0401518390612">
            <text:p>16,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600">
            <text:p>1600</text:p>
          </table:table-cell>
          <table:table-cell table:formula="of:=LN(1+[.C113])" office:value-type="float" office:value="7.37838371299671">
            <text:p>7,38</text:p>
          </table:table-cell>
          <table:table-cell/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6500">
            <text:p>16500</text:p>
          </table:table-cell>
          <table:table-cell table:formula="of:=LN(1+[.H113])" office:value-type="float" office:value="9.7111762641128">
            <text:p>9,71</text:p>
          </table:table-cell>
          <table:table-cell/>
          <table:table-cell table:formula="of:=SUM([.D113];[.I113])" office:value-type="float" office:value="17.0895599771095">
            <text:p>17,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670">
            <text:p>5670</text:p>
          </table:table-cell>
          <table:table-cell table:formula="of:=LN(1+[.C114])" office:value-type="float" office:value="8.64312074801403">
            <text:p>8,64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6800">
            <text:p>16800</text:p>
          </table:table-cell>
          <table:table-cell table:formula="of:=LN(1+[.H114])" office:value-type="float" office:value="9.7291936874294">
            <text:p>9,73</text:p>
          </table:table-cell>
          <table:table-cell/>
          <table:table-cell table:formula="of:=SUM([.D114];[.I114])" office:value-type="float" office:value="18.3723144354434">
            <text:p>18,3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8330">
            <text:p>8330</text:p>
          </table:table-cell>
          <table:table-cell table:formula="of:=LN(1+[.C115])" office:value-type="float" office:value="9.02773877597491">
            <text:p>9,03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6800">
            <text:p>16800</text:p>
          </table:table-cell>
          <table:table-cell table:formula="of:=LN(1+[.H115])" office:value-type="float" office:value="9.7291936874294">
            <text:p>9,73</text:p>
          </table:table-cell>
          <table:table-cell/>
          <table:table-cell table:formula="of:=SUM([.D115];[.I115])" office:value-type="float" office:value="18.7569324634043">
            <text:p>18,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0600">
            <text:p>10600</text:p>
          </table:table-cell>
          <table:table-cell table:formula="of:=LN(1+[.C116])" office:value-type="float" office:value="9.2687036152731">
            <text:p>9,27</text:p>
          </table:table-cell>
          <table:table-cell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6600">
            <text:p>16600</text:p>
          </table:table-cell>
          <table:table-cell table:formula="of:=LN(1+[.H116])" office:value-type="float" office:value="9.71721821349408">
            <text:p>9,72</text:p>
          </table:table-cell>
          <table:table-cell/>
          <table:table-cell table:formula="of:=SUM([.D116];[.I116])" office:value-type="float" office:value="18.9859218287672">
            <text:p>18,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700">
            <text:p>11700</text:p>
          </table:table-cell>
          <table:table-cell table:formula="of:=LN(1+[.C117])" office:value-type="float" office:value="9.36742958721896">
            <text:p>9,37</text:p>
          </table:table-cell>
          <table:table-cell/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6800">
            <text:p>16800</text:p>
          </table:table-cell>
          <table:table-cell table:formula="of:=LN(1+[.H117])" office:value-type="float" office:value="9.7291936874294">
            <text:p>9,73</text:p>
          </table:table-cell>
          <table:table-cell/>
          <table:table-cell table:formula="of:=SUM([.D117];[.I117])" office:value-type="float" office:value="19.0966232746484">
            <text:p>19,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formula="of:=LN(1+[.C118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formula="of:=LN(1+[.H118])" office:value-type="float" office:value="0">
            <text:p>0</text:p>
          </table:table-cell>
          <table:table-cell/>
          <table:table-cell table:formula="of:=SUM([.D118];[.I118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119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119])" office:value-type="float" office:value="0">
            <text:p>0</text:p>
          </table:table-cell>
          <table:table-cell/>
          <table:table-cell table:formula="of:=SUM([.D119];[.I119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120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H120])" office:value-type="float" office:value="0">
            <text:p>0</text:p>
          </table:table-cell>
          <table:table-cell/>
          <table:table-cell table:formula="of:=SUM([.D120];[.I120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121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H121])" office:value-type="float" office:value="0">
            <text:p>0</text:p>
          </table:table-cell>
          <table:table-cell/>
          <table:table-cell table:formula="of:=SUM([.D121];[.I121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122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H122])" office:value-type="float" office:value="0">
            <text:p>0</text:p>
          </table:table-cell>
          <table:table-cell/>
          <table:table-cell table:formula="of:=SUM([.D122];[.I122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123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H123])" office:value-type="float" office:value="0">
            <text:p>0</text:p>
          </table:table-cell>
          <table:table-cell/>
          <table:table-cell table:formula="of:=SUM([.D123];[.I123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124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H124])" office:value-type="float" office:value="0">
            <text:p>0</text:p>
          </table:table-cell>
          <table:table-cell/>
          <table:table-cell table:formula="of:=SUM([.D124];[.I124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125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H125])" office:value-type="float" office:value="0">
            <text:p>0</text:p>
          </table:table-cell>
          <table:table-cell/>
          <table:table-cell table:formula="of:=SUM([.D125];[.I125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126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H126])" office:value-type="float" office:value="0">
            <text:p>0</text:p>
          </table:table-cell>
          <table:table-cell/>
          <table:table-cell table:formula="of:=SUM([.D126];[.I126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127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H127])" office:value-type="float" office:value="0">
            <text:p>0</text:p>
          </table:table-cell>
          <table:table-cell/>
          <table:table-cell table:formula="of:=SUM([.D127];[.I127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128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H128])" office:value-type="float" office:value="0">
            <text:p>0</text:p>
          </table:table-cell>
          <table:table-cell/>
          <table:table-cell table:formula="of:=SUM([.D128];[.I128]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C129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518">
            <text:p>518</text:p>
          </table:table-cell>
          <table:table-cell table:formula="of:=LN(1+[.H129])" office:value-type="float" office:value="6.25190388316589">
            <text:p>6,25</text:p>
          </table:table-cell>
          <table:table-cell/>
          <table:table-cell table:formula="of:=SUM([.D129];[.I129])" office:value-type="float" office:value="6.25190388316589">
            <text:p>6,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C130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6280">
            <text:p>6280</text:p>
          </table:table-cell>
          <table:table-cell table:formula="of:=LN(1+[.H130])" office:value-type="float" office:value="8.74528448245438">
            <text:p>8,75</text:p>
          </table:table-cell>
          <table:table-cell/>
          <table:table-cell table:formula="of:=SUM([.D130];[.I130])" office:value-type="float" office:value="8.74528448245438">
            <text:p>8,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C131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15600">
            <text:p>15600</text:p>
          </table:table-cell>
          <table:table-cell table:formula="of:=LN(1+[.H131])" office:value-type="float" office:value="9.65509029374725">
            <text:p>9,66</text:p>
          </table:table-cell>
          <table:table-cell/>
          <table:table-cell table:formula="of:=SUM([.D131];[.I131])" office:value-type="float" office:value="9.65509029374725">
            <text:p>9,6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C132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8800">
            <text:p>18800</text:p>
          </table:table-cell>
          <table:table-cell table:formula="of:=LN(1+[.H132])" office:value-type="float" office:value="9.84166533889279">
            <text:p>9,84</text:p>
          </table:table-cell>
          <table:table-cell/>
          <table:table-cell table:formula="of:=SUM([.D132];[.I132])" office:value-type="float" office:value="9.84166533889279">
            <text:p>9,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C133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0200">
            <text:p>20200</text:p>
          </table:table-cell>
          <table:table-cell table:formula="of:=LN(1+[.H133])" office:value-type="float" office:value="9.91348738711446">
            <text:p>9,91</text:p>
          </table:table-cell>
          <table:table-cell/>
          <table:table-cell table:formula="of:=SUM([.D133];[.I133])" office:value-type="float" office:value="9.91348738711446">
            <text:p>9,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LN(1+[.C134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800">
            <text:p>20800</text:p>
          </table:table-cell>
          <table:table-cell table:formula="of:=LN(1+[.H134])" office:value-type="float" office:value="9.94275634145683">
            <text:p>9,94</text:p>
          </table:table-cell>
          <table:table-cell/>
          <table:table-cell table:formula="of:=SUM([.D134];[.I134])" office:value-type="float" office:value="9.94275634145683">
            <text:p>9,9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LN(1+[.C135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22200">
            <text:p>22200</text:p>
          </table:table-cell>
          <table:table-cell table:formula="of:=LN(1+[.H135])" office:value-type="float" office:value="10.0078926118909">
            <text:p>10,01</text:p>
          </table:table-cell>
          <table:table-cell/>
          <table:table-cell table:formula="of:=SUM([.D135];[.I135])" office:value-type="float" office:value="10.0078926118909">
            <text:p>10,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LN(1+[.C136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2100">
            <text:p>22100</text:p>
          </table:table-cell>
          <table:table-cell table:formula="of:=LN(1+[.H136])" office:value-type="float" office:value="10.0033781353509">
            <text:p>10</text:p>
          </table:table-cell>
          <table:table-cell/>
          <table:table-cell table:formula="of:=SUM([.D136];[.I136])" office:value-type="float" office:value="10.0033781353509">
            <text:p>1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LN(1+[.C137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2100">
            <text:p>22100</text:p>
          </table:table-cell>
          <table:table-cell table:formula="of:=LN(1+[.H137])" office:value-type="float" office:value="10.0033781353509">
            <text:p>10</text:p>
          </table:table-cell>
          <table:table-cell/>
          <table:table-cell table:formula="of:=SUM([.D137];[.I137])" office:value-type="float" office:value="10.0033781353509">
            <text:p>1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LN(1+[.C138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3300">
            <text:p>23300</text:p>
          </table:table-cell>
          <table:table-cell table:formula="of:=LN(1+[.H138])" office:value-type="float" office:value="10.0562515570878">
            <text:p>10,06</text:p>
          </table:table-cell>
          <table:table-cell/>
          <table:table-cell table:formula="of:=SUM([.D138];[.I138])" office:value-type="float" office:value="10.0562515570878">
            <text:p>10,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LN(1+[.C139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3100">
            <text:p>23100</text:p>
          </table:table-cell>
          <table:table-cell table:formula="of:=LN(1+[.H139])" office:value-type="float" office:value="10.0476311856162">
            <text:p>10,05</text:p>
          </table:table-cell>
          <table:table-cell/>
          <table:table-cell table:formula="of:=SUM([.D139];[.I139])" office:value-type="float" office:value="10.0476311856162">
            <text:p>10,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LN(1+[.C140])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3300">
            <text:p>23300</text:p>
          </table:table-cell>
          <table:table-cell table:formula="of:=LN(1+[.H140])" office:value-type="float" office:value="10.0562515570878">
            <text:p>10,06</text:p>
          </table:table-cell>
          <table:table-cell/>
          <table:table-cell table:formula="of:=SUM([.D140];[.I140])" office:value-type="float" office:value="10.0562515570878">
            <text:p>10,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LN(1+[.C141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LN(1+[.H141])" office:value-type="float" office:value="0">
            <text:p>0</text:p>
          </table:table-cell>
          <table:table-cell/>
          <table:table-cell table:formula="of:=SUM([.D141];[.I141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142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142])" office:value-type="float" office:value="0">
            <text:p>0</text:p>
          </table:table-cell>
          <table:table-cell/>
          <table:table-cell table:formula="of:=SUM([.D142];[.I142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143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H143])" office:value-type="float" office:value="0">
            <text:p>0</text:p>
          </table:table-cell>
          <table:table-cell/>
          <table:table-cell table:formula="of:=SUM([.D143];[.I143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144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H144])" office:value-type="float" office:value="0">
            <text:p>0</text:p>
          </table:table-cell>
          <table:table-cell/>
          <table:table-cell table:formula="of:=SUM([.D144];[.I144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145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H145])" office:value-type="float" office:value="0">
            <text:p>0</text:p>
          </table:table-cell>
          <table:table-cell/>
          <table:table-cell table:formula="of:=SUM([.D145];[.I145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146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H146])" office:value-type="float" office:value="0">
            <text:p>0</text:p>
          </table:table-cell>
          <table:table-cell/>
          <table:table-cell table:formula="of:=SUM([.D146];[.I146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147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H147])" office:value-type="float" office:value="0">
            <text:p>0</text:p>
          </table:table-cell>
          <table:table-cell/>
          <table:table-cell table:formula="of:=SUM([.D147];[.I147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148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H148])" office:value-type="float" office:value="0">
            <text:p>0</text:p>
          </table:table-cell>
          <table:table-cell/>
          <table:table-cell table:formula="of:=SUM([.D148];[.I148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149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H149])" office:value-type="float" office:value="0">
            <text:p>0</text:p>
          </table:table-cell>
          <table:table-cell/>
          <table:table-cell table:formula="of:=SUM([.D149];[.I149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150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H150])" office:value-type="float" office:value="0">
            <text:p>0</text:p>
          </table:table-cell>
          <table:table-cell/>
          <table:table-cell table:formula="of:=SUM([.D150];[.I150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151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H151])" office:value-type="float" office:value="0">
            <text:p>0</text:p>
          </table:table-cell>
          <table:table-cell/>
          <table:table-cell table:formula="of:=SUM([.D151];[.I151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C152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H152])" office:value-type="float" office:value="0">
            <text:p>0</text:p>
          </table:table-cell>
          <table:table-cell/>
          <table:table-cell table:formula="of:=SUM([.D152];[.I152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C153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H153])" office:value-type="float" office:value="0">
            <text:p>0</text:p>
          </table:table-cell>
          <table:table-cell/>
          <table:table-cell table:formula="of:=SUM([.D153];[.I153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C154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H154])" office:value-type="float" office:value="0">
            <text:p>0</text:p>
          </table:table-cell>
          <table:table-cell/>
          <table:table-cell table:formula="of:=SUM([.D154];[.I154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C155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H155])" office:value-type="float" office:value="0">
            <text:p>0</text:p>
          </table:table-cell>
          <table:table-cell/>
          <table:table-cell table:formula="of:=SUM([.D155];[.I155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C156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H156])" office:value-type="float" office:value="0">
            <text:p>0</text:p>
          </table:table-cell>
          <table:table-cell/>
          <table:table-cell table:formula="of:=SUM([.D156];[.I156])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LN(1+[.C157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377">
            <text:p>377</text:p>
          </table:table-cell>
          <table:table-cell table:formula="of:=LN(1+[.H157])" office:value-type="float" office:value="5.93489419561959">
            <text:p>5,93</text:p>
          </table:table-cell>
          <table:table-cell/>
          <table:table-cell table:formula="of:=SUM([.D157];[.I157])" office:value-type="float" office:value="5.93489419561959">
            <text:p>5,9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LN(1+[.C158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3620">
            <text:p>3620</text:p>
          </table:table-cell>
          <table:table-cell table:formula="of:=LN(1+[.H158])" office:value-type="float" office:value="8.19450550976564">
            <text:p>8,19</text:p>
          </table:table-cell>
          <table:table-cell/>
          <table:table-cell table:formula="of:=SUM([.D158];[.I158])" office:value-type="float" office:value="8.19450550976564">
            <text:p>8,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LN(1+[.C159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7720">
            <text:p>7720</text:p>
          </table:table-cell>
          <table:table-cell table:formula="of:=LN(1+[.H159])" office:value-type="float" office:value="8.95169916830882">
            <text:p>8,95</text:p>
          </table:table-cell>
          <table:table-cell/>
          <table:table-cell table:formula="of:=SUM([.D159];[.I159])" office:value-type="float" office:value="8.95169916830882">
            <text:p>8,9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LN(1+[.C160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3800">
            <text:p>13800</text:p>
          </table:table-cell>
          <table:table-cell table:formula="of:=LN(1+[.H160])" office:value-type="float" office:value="9.53249633228804">
            <text:p>9,53</text:p>
          </table:table-cell>
          <table:table-cell/>
          <table:table-cell table:formula="of:=SUM([.D160];[.I160])" office:value-type="float" office:value="9.53249633228804">
            <text:p>9,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LN(1+[.C161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3400">
            <text:p>13400</text:p>
          </table:table-cell>
          <table:table-cell table:formula="of:=LN(1+[.H161])" office:value-type="float" office:value="9.50308461002023">
            <text:p>9,5</text:p>
          </table:table-cell>
          <table:table-cell/>
          <table:table-cell table:formula="of:=SUM([.D161];[.I161])" office:value-type="float" office:value="9.50308461002023">
            <text:p>9,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LN(1+[.C162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13600">
            <text:p>13600</text:p>
          </table:table-cell>
          <table:table-cell table:formula="of:=LN(1+[.H162])" office:value-type="float" office:value="9.51789859843275">
            <text:p>9,52</text:p>
          </table:table-cell>
          <table:table-cell/>
          <table:table-cell table:formula="of:=SUM([.D162];[.I162])" office:value-type="float" office:value="9.51789859843275">
            <text:p>9,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LN(1+[.C163])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13600">
            <text:p>13600</text:p>
          </table:table-cell>
          <table:table-cell table:formula="of:=LN(1+[.H163])" office:value-type="float" office:value="9.51789859843275">
            <text:p>9,52</text:p>
          </table:table-cell>
          <table:table-cell/>
          <table:table-cell table:formula="of:=SUM([.D163];[.I163])" office:value-type="float" office:value="9.51789859843275">
            <text:p>9,5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LN(1+[.C164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LN(1+[.H164])" office:value-type="float" office:value="0">
            <text:p>0</text:p>
          </table:table-cell>
          <table:table-cell/>
          <table:table-cell table:formula="of:=SUM([.D164];[.I164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C165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LN(1+[.H165])" office:value-type="float" office:value="0">
            <text:p>0</text:p>
          </table:table-cell>
          <table:table-cell/>
          <table:table-cell table:formula="of:=SUM([.D165];[.I165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C166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LN(1+[.H166])" office:value-type="float" office:value="0">
            <text:p>0</text:p>
          </table:table-cell>
          <table:table-cell/>
          <table:table-cell table:formula="of:=SUM([.D166];[.I166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C167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LN(1+[.H167])" office:value-type="float" office:value="0">
            <text:p>0</text:p>
          </table:table-cell>
          <table:table-cell/>
          <table:table-cell table:formula="of:=SUM([.D167];[.I167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C168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LN(1+[.H168])" office:value-type="float" office:value="0">
            <text:p>0</text:p>
          </table:table-cell>
          <table:table-cell/>
          <table:table-cell table:formula="of:=SUM([.D168];[.I168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C169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LN(1+[.H169])" office:value-type="float" office:value="0">
            <text:p>0</text:p>
          </table:table-cell>
          <table:table-cell/>
          <table:table-cell table:formula="of:=SUM([.D169];[.I169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C170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LN(1+[.H170])" office:value-type="float" office:value="0">
            <text:p>0</text:p>
          </table:table-cell>
          <table:table-cell/>
          <table:table-cell table:formula="of:=SUM([.D170];[.I170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C171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LN(1+[.H171])" office:value-type="float" office:value="0">
            <text:p>0</text:p>
          </table:table-cell>
          <table:table-cell/>
          <table:table-cell table:formula="of:=SUM([.D171];[.I171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C172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LN(1+[.H172])" office:value-type="float" office:value="0">
            <text:p>0</text:p>
          </table:table-cell>
          <table:table-cell/>
          <table:table-cell table:formula="of:=SUM([.D172];[.I172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C173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LN(1+[.H173])" office:value-type="float" office:value="0">
            <text:p>0</text:p>
          </table:table-cell>
          <table:table-cell/>
          <table:table-cell table:formula="of:=SUM([.D173];[.I173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C174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LN(1+[.H174])" office:value-type="float" office:value="0">
            <text:p>0</text:p>
          </table:table-cell>
          <table:table-cell/>
          <table:table-cell table:formula="of:=SUM([.D174];[.I174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C175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LN(1+[.H175])" office:value-type="float" office:value="0">
            <text:p>0</text:p>
          </table:table-cell>
          <table:table-cell/>
          <table:table-cell table:formula="of:=SUM([.D175];[.I175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C176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LN(1+[.H176])" office:value-type="float" office:value="0">
            <text:p>0</text:p>
          </table:table-cell>
          <table:table-cell/>
          <table:table-cell table:formula="of:=SUM([.D176];[.I176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C177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LN(1+[.H177])" office:value-type="float" office:value="0">
            <text:p>0</text:p>
          </table:table-cell>
          <table:table-cell/>
          <table:table-cell table:formula="of:=SUM([.D177];[.I177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C178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LN(1+[.H178])" office:value-type="float" office:value="0">
            <text:p>0</text:p>
          </table:table-cell>
          <table:table-cell/>
          <table:table-cell table:formula="of:=SUM([.D178];[.I178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C179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LN(1+[.H179])" office:value-type="float" office:value="0">
            <text:p>0</text:p>
          </table:table-cell>
          <table:table-cell/>
          <table:table-cell table:formula="of:=SUM([.D179];[.I179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LN(1+[.C180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LN(1+[.H180])" office:value-type="float" office:value="0">
            <text:p>0</text:p>
          </table:table-cell>
          <table:table-cell/>
          <table:table-cell table:formula="of:=SUM([.D180];[.I180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LN(1+[.C181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LN(1+[.H181])" office:value-type="float" office:value="0">
            <text:p>0</text:p>
          </table:table-cell>
          <table:table-cell/>
          <table:table-cell table:formula="of:=SUM([.D181];[.I181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LN(1+[.C182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LN(1+[.H182])" office:value-type="float" office:value="0">
            <text:p>0</text:p>
          </table:table-cell>
          <table:table-cell/>
          <table:table-cell table:formula="of:=SUM([.D182];[.I182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LN(1+[.C183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table:formula="of:=LN(1+[.H183])" office:value-type="float" office:value="6.92853781816467">
            <text:p>6,93</text:p>
          </table:table-cell>
          <table:table-cell/>
          <table:table-cell table:formula="of:=SUM([.D183];[.I183])" office:value-type="float" office:value="6.92853781816467">
            <text:p>6,9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LN(1+[.C184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570">
            <text:p>570</text:p>
          </table:table-cell>
          <table:table-cell table:formula="of:=LN(1+[.H184])" office:value-type="float" office:value="6.34738920965601">
            <text:p>6,35</text:p>
          </table:table-cell>
          <table:table-cell/>
          <table:table-cell table:formula="of:=SUM([.D184];[.I184])" office:value-type="float" office:value="6.34738920965601">
            <text:p>6,3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LN(1+[.C185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LN(1+[.H185])" office:value-type="float" office:value="0">
            <text:p>0</text:p>
          </table:table-cell>
          <table:table-cell/>
          <table:table-cell table:formula="of:=SUM([.D185];[.I185]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LN(1+[.C186])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801">
            <text:p>801</text:p>
          </table:table-cell>
          <table:table-cell table:formula="of:=LN(1+[.H186])" office:value-type="float" office:value="6.68710860786652">
            <text:p>6,69</text:p>
          </table:table-cell>
          <table:table-cell/>
          <table:table-cell table:formula="of:=SUM([.D186];[.I186])" office:value-type="float" office:value="6.68710860786652">
            <text:p>6,69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.02.2010</text:date>, <text:time>10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luse </meta:initial-creator>
    <meta:creation-date>2010-02-02T10:14:08</meta:creation-date>
    <dc:date>2010-02-02T10:42:57</dc:date>
    <dc:creator>bluse </dc:creator>
    <meta:editing-duration>PT00H28M49S</meta:editing-duration>
    <meta:editing-cycles>2</meta:editing-cycles>
    <meta:generator>OpenOffice.org/3.1$Linux OpenOffice.org_project/310m19$Build-9420</meta:generator>
    <meta:document-statistic meta:table-count="3" meta:cell-count="1667" meta:object-count="0"/>
  </office:meta>
</office:document-meta>
</file>